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betan Machine Uni" fo:font-size="22pt" officeooo:rsid="001102bf" officeooo:paragraph-rsid="001bc76b" style:font-size-asian="22pt" style:font-size-complex="22pt"/>
    </style:style>
    <style:style style:name="P2" style:family="paragraph" style:parent-style-name="Standard">
      <style:text-properties style:font-name="Tibetan Machine Uni" fo:font-size="22pt" officeooo:rsid="0012d673" officeooo:paragraph-rsid="001cc41b" style:font-size-asian="22pt" style:font-size-complex="22pt"/>
    </style:style>
    <style:style style:name="P3" style:family="paragraph" style:parent-style-name="Standard">
      <style:text-properties style:font-name="Tibetan Machine Uni" fo:font-size="24pt" fo:font-weight="bold" officeooo:rsid="00177713" officeooo:paragraph-rsid="001cc41b" style:font-size-asian="24pt" style:font-weight-asian="bold" style:font-size-complex="24pt" style:font-weight-complex="bold"/>
    </style:style>
    <style:style style:name="P4" style:family="paragraph" style:parent-style-name="Standard">
      <style:text-properties officeooo:rsid="001102bf" officeooo:paragraph-rsid="001bd627"/>
    </style:style>
    <style:style style:name="P5" style:family="paragraph" style:parent-style-name="Standard">
      <style:text-properties officeooo:rsid="001102bf" officeooo:paragraph-rsid="001cc41b"/>
    </style:style>
    <style:style style:name="P6" style:family="paragraph" style:parent-style-name="Standard">
      <style:text-properties fo:font-size="13pt" officeooo:rsid="000e7271" officeooo:paragraph-rsid="001bd627" style:font-size-asian="13pt" style:font-size-complex="13pt"/>
    </style:style>
    <style:style style:name="P7" style:family="paragraph" style:parent-style-name="Standard">
      <style:text-properties fo:font-size="13pt" officeooo:rsid="000e7caf" officeooo:paragraph-rsid="001bd627" style:font-size-asian="13pt" style:font-size-complex="13pt"/>
    </style:style>
    <style:style style:name="P8" style:family="paragraph" style:parent-style-name="Standard">
      <style:text-properties fo:font-size="13pt" officeooo:rsid="001880b7" officeooo:paragraph-rsid="001bd627" style:font-size-asian="13pt" style:font-size-complex="13pt"/>
    </style:style>
    <style:style style:name="P9" style:family="paragraph" style:parent-style-name="Standard">
      <style:text-properties fo:font-size="13pt" officeooo:rsid="001102bf" officeooo:paragraph-rsid="001cc41b" style:font-size-asian="13pt" style:font-size-complex="13pt"/>
    </style:style>
    <style:style style:name="P10" style:family="paragraph" style:parent-style-name="Standard">
      <style:text-properties fo:font-size="13pt" officeooo:rsid="00177713" officeooo:paragraph-rsid="001cc41b" style:font-size-asian="13pt" style:font-size-complex="13pt"/>
    </style:style>
    <style:style style:name="P11" style:family="paragraph" style:parent-style-name="Standard">
      <style:text-properties fo:font-size="13pt" officeooo:rsid="0012d673" officeooo:paragraph-rsid="001cc41b" style:font-size-asian="13pt" style:font-size-complex="13pt"/>
    </style:style>
    <style:style style:name="P12" style:family="paragraph" style:parent-style-name="Standard">
      <style:text-properties fo:font-size="13pt" officeooo:paragraph-rsid="001cc41b" style:font-size-asian="13pt" style:font-size-complex="13pt"/>
    </style:style>
    <style:style style:name="P13" style:family="paragraph" style:parent-style-name="Standard">
      <style:text-properties officeooo:rsid="0012d673" officeooo:paragraph-rsid="001cc41b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1bd627" style:font-size-asian="13pt" style:font-size-complex="13pt"/>
    </style:style>
    <style:style style:name="T5" style:family="text">
      <style:text-properties style:text-position="super 58%"/>
    </style:style>
    <style:style style:name="T6" style:family="text">
      <style:text-properties style:text-position="super 58%" fo:font-size="13pt" style:font-size-asian="13pt" style:font-size-complex="13pt"/>
    </style:style>
    <style:style style:name="T7" style:family="text">
      <style:text-properties style:text-position="super 58%" officeooo:rsid="0012d673"/>
    </style:style>
    <style:style style:name="T8" style:family="text">
      <style:text-properties officeooo:rsid="001880b7"/>
    </style:style>
    <style:style style:name="T9" style:family="text">
      <style:text-properties officeooo:rsid="000e7caf"/>
    </style:style>
    <style:style style:name="T10" style:family="text">
      <style:text-properties officeooo:rsid="00177713"/>
    </style:style>
    <style:style style:name="T11" style:family="text">
      <style:text-properties officeooo:rsid="0012d673"/>
    </style:style>
    <style:style style:name="T12" style:family="text">
      <style:text-properties officeooo:rsid="001102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tter For The Adjustment Of The <text:tab/><text:tab/><text:tab/><text:tab/><text:tab/>Same Claim.</text:p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3">1</text:span><text:span text:style-name="T6">st</text:span><text:span text:style-name="T3"> Match, 2022,</text:span></text:p>
      <text:p text:style-name="P9"/>
      <text:p text:style-name="P9"/>
      <text:p text:style-name="P12"><text:span text:style-name="T10">To <text:s/></text:span><text:span text:style-name="T8">Ali,</text:span></text:p>
      <text:p text:style-name="P9"/>
      <text:p text:style-name="P9"/>
      <text:p text:style-name="P10"><text:span text:style-name="T8">From The </text:span>Walmart Management,</text:p>
      <text:p text:style-name="P9"><text:span text:style-name="T11">6</text:span><text:span text:style-name="T7">th</text:span><text:span text:style-name="T11"> Road Sydney, </text:span>Australia,</text:p>
      <text:p text:style-name="P9"/>
      <text:p text:style-name="P9"/>
      <text:p text:style-name="P12"><text:span text:style-name="T12">Dear </text:span><text:span text:style-name="T8">Ali</text:span><text:span text:style-name="T12">,</text:span></text:p>
      <text:p text:style-name="P9"/>
      <text:p text:style-name="P9"/>
      <text:p text:style-name="P9"><text:tab/>Thank you for your letter of 29<text:span text:style-name="T5">th</text:span> February, 2022 about the warranty claim of the washing machine sent by our company to you.</text:p>
      <text:p text:style-name="P9"/>
      <text:p text:style-name="P9"><text:tab/>We apologize both for <text:span text:style-name="T11">delay in replying to your letter of 29</text:span><text:span text:style-name="T7">th</text:span><text:span text:style-name="T11"> February, 2022 and for</text:span> the inconvenience <text:span text:style-name="T11">that you have faced with our received product.</text:span></text:p>
      <text:p text:style-name="P11"/>
      <text:p text:style-name="P11"><text:tab/>We accept your claim of warranty and we will sent you your product with the next 3 days. </text:p>
      <text:p text:style-name="P11"/>
      <text:p text:style-name="P11"><text:tab/>Thank you very much for the feedback. We will try our best to avoid these kinds of problems so that our customers can enjoy our best service.</text:p>
      <text:p text:style-name="P11"/>
      <text:p text:style-name="P11"/>
      <text:p text:style-name="P11">Yours Sincerely,</text:p>
      <text:p text:style-name="P11">Walmart Management Department,</text:p>
      <text:p text:style-name="P11">Mr Will Smith.</text:p>
      <text:p text:style-name="P11">1<text:span text:style-name="T5">st</text:span> Match, 2022.</text:p>
      <text:p text:style-name="P13"/>
      <text:p text:style-name="P13"/>
      <text:p text:style-name="P13"/>
      <text:p text:style-name="P13"/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07:48:30.457764175</meta:creation-date>
    <dc:date>2022-03-02T07:50:15.729648566</dc:date>
    <meta:editing-duration>PT1M4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28" meta:character-count="721" meta:non-whitespace-character-count="596"/>
  </office:meta>
</office:document-meta>
</file>